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4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66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117.89pt"/>
    </style:style>
    <style:style style:name="co8" style:family="table-column">
      <style:table-column-properties fo:break-before="auto" style:column-width="151.34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112.34pt"/>
    </style:style>
    <style:style style:name="co11" style:family="table-column">
      <style:table-column-properties fo:break-before="auto" style:column-width="10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 tableooo:tab-color="#81d41a"/>
    </style:style>
    <style:style style:name="ta3" style:family="table" style:master-page-name="Default">
      <style:table-properties table:display="true" style:writing-mode="lr-tb" tableooo:tab-color="#00a933"/>
    </style:style>
    <style:style style:name="ta4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ME(10,10) Std(50,50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8" calcext:value-type="float">
            <text:p>0.28</text:p>
          </table:table-cell>
          <table:table-cell office:value-type="float" office:value="0.76" calcext:value-type="float">
            <text:p>0.7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76" calcext:value-type="float">
            <text:p>0.576</text:p>
          </table:table-cell>
          <table:table-cell table:formula="of:=SUM([.D2:.E3])/SUM([.B2:.E3])" office:value-type="float" office:value="0.211618257261411" calcext:value-type="float">
            <text:p>0.211618257261411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409448818897638" calcext:value-type="float">
            <text:p>0.409448818897638</text:p>
          </table:table-cell>
          <table:table-cell table:formula="of:=SUM([.D5])/SUM([.B5:.E5])" office:value-type="float" office:value="0" calcext:value-type="float">
            <text:p>0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20,20) Std(3,3)" table:style-name="ta2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88" calcext:value-type="float">
            <text:p>1.88</text:p>
          </table:table-cell>
          <table:table-cell office:value-type="float" office:value="2.08" calcext:value-type="float">
            <text:p>2.0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56" calcext:value-type="float">
            <text:p>0.56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32" calcext:value-type="float">
            <text:p>1.32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8" calcext:value-type="float">
            <text:p>2.3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68" calcext:value-type="float">
            <text:p>0.568</text:p>
          </table:table-cell>
          <table:table-cell table:formula="of:=SUM([.D2:.E3])/SUM([.B2:.E3])" office:value-type="float" office:value="0.175" calcext:value-type="float">
            <text:p>0.175</text:p>
          </table:table-cell>
          <table:table-cell table:formula="of:=SUM([.E4])/SUM([.B4:.E4])" office:value-type="float" office:value="0.021978021978022" calcext:value-type="float">
            <text:p>0.021978021978022</text:p>
          </table:table-cell>
          <table:table-cell table:formula="of:=SUM([.B4:.C4])/SUM([.B4:.E4])" office:value-type="float" office:value="0.252747252747253" calcext:value-type="float">
            <text:p>0.252747252747253</text:p>
          </table:table-cell>
          <table:table-cell table:formula="of:=SUM([.D5])/SUM([.B5:.E5])" office:value-type="float" office:value="0.0387596899224806" calcext:value-type="float">
            <text:p>0.038759689922481</text:p>
          </table:table-cell>
          <table:table-cell table:formula="of:=SUM([.B5:.C5])/SUM([.B5:.E5])" office:value-type="float" office:value="0.0387596899224806" calcext:value-type="float">
            <text:p>0.038759689922481</text:p>
          </table:table-cell>
        </table:table-row>
      </table:table>
      <table:table table:name="EME(5,5) Std(50,50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24" calcext:value-type="float">
            <text:p>1.24</text:p>
          </table:table-cell>
          <table:table-cell office:value-type="float" office:value="1.86" calcext:value-type="float">
            <text:p>1.8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8" calcext:value-type="float">
            <text:p>0.28</text:p>
          </table:table-cell>
          <table:table-cell office:value-type="float" office:value="0.76" calcext:value-type="float">
            <text:p>0.7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4" calcext:value-type="float">
            <text:p>0.54</text:p>
          </table:table-cell>
          <table:table-cell table:formula="of:=SUM([.D2:.E3])/SUM([.B2:.E3])" office:value-type="float" office:value="0.16734693877551" calcext:value-type="float">
            <text:p>0.16734693877551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409448818897638" calcext:value-type="float">
            <text:p>0.409448818897638</text:p>
          </table:table-cell>
          <table:table-cell table:formula="of:=SUM([.D5])/SUM([.B5:.E5])" office:value-type="float" office:value="0" calcext:value-type="float">
            <text:p>0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10,10) STD(10,10)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36" calcext:value-type="float">
            <text:p>1.36</text:p>
          </table:table-cell>
          <table:table-cell office:value-type="float" office:value="1.76" calcext:value-type="float">
            <text:p>1.7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6" calcext:value-type="float">
            <text:p>0.6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.42" calcext:value-type="float">
            <text:p>2.4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  <table:table-cell table:number-columns-repeated="3"/>
        </table:table-row>
        <table:table-row table:style-name="ro1">
          <table:table-cell table:formula="of:=SUM([.B2];[.C3];[.D4];[.E5])/SUM([.B2:.E5])" office:value-type="float" office:value="0.576" calcext:value-type="float">
            <text:p>0.576</text:p>
          </table:table-cell>
          <table:table-cell table:formula="of:=SUM([.D2:.E3])/SUM([.B2:.E3])" office:value-type="float" office:value="0.180327868852459" calcext:value-type="float">
            <text:p>0.180327868852459</text:p>
          </table:table-cell>
          <table:table-cell table:formula="of:=SUM([.E4])/SUM([.B4:.E4])" office:value-type="float" office:value="0.0078125" calcext:value-type="float">
            <text:p>0.0078125</text:p>
          </table:table-cell>
          <table:table-cell table:formula="of:=SUM([.B4:.C4])/SUM([.B4:.E4])" office:value-type="float" office:value="0.328125" calcext:value-type="float">
            <text:p>0.328125</text:p>
          </table:table-cell>
          <table:table-cell table:formula="of:=SUM([.D5])/SUM([.B5:.E5])" office:value-type="float" office:value="0.0546875" calcext:value-type="float">
            <text:p>0.0546875</text:p>
          </table:table-cell>
          <table:table-cell table:formula="of:=SUM([.B5:.C5])/SUM([.B5:.E5])" office:value-type="float" office:value="0" calcext:value-type="float">
            <text:p>0</text:p>
          </table:table-cell>
          <table:table-cell table:number-columns-repeated="3"/>
        </table:table-row>
      </table:table>
      <table:table table:name="EME(3,3) Std(3,3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2.12" calcext:value-type="float">
            <text:p>2.12</text:p>
          </table:table-cell>
          <table:table-cell office:value-type="float" office:value="1.56" calcext:value-type="float">
            <text:p>1.56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 office:value-type="float" office:value="1.46" calcext:value-type="float">
            <text:p>1.46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606" calcext:value-type="float">
            <text:p>0.606</text:p>
          </table:table-cell>
          <table:table-cell table:formula="of:=SUM([.D2:.E3])/SUM([.B2:.E3])" office:value-type="float" office:value="0.211764705882353" calcext:value-type="float">
            <text:p>0.211764705882353</text:p>
          </table:table-cell>
          <table:table-cell table:formula="of:=SUM([.E4])/SUM([.B4:.E4])" office:value-type="float" office:value="0.0172413793103448" calcext:value-type="float">
            <text:p>0.017241379310345</text:p>
          </table:table-cell>
          <table:table-cell table:formula="of:=SUM([.B4:.C4])/SUM([.B4:.E4])" office:value-type="float" office:value="0.353448275862069" calcext:value-type="float">
            <text:p>0.353448275862069</text:p>
          </table:table-cell>
          <table:table-cell table:formula="of:=SUM([.D5])/SUM([.B5:.E5])" office:value-type="float" office:value="0.0852713178294574" calcext:value-type="float">
            <text:p>0.085271317829457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3,3) Std(5,5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8" calcext:value-type="float">
            <text:p>1.8</text:p>
          </table:table-cell>
          <table:table-cell office:value-type="float" office:value="1.72" calcext:value-type="float">
            <text:p>1.72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18" calcext:value-type="float">
            <text:p>0.18</text:p>
          </table:table-cell>
          <table:table-cell office:value-type="float" office:value="0.72" calcext:value-type="float">
            <text:p>0.72</text:p>
          </table:table-cell>
          <table:table-cell office:value-type="float" office:value="1.84" calcext:value-type="float">
            <text:p>1.84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616" calcext:value-type="float">
            <text:p>0.616</text:p>
          </table:table-cell>
          <table:table-cell table:formula="of:=SUM([.D2:.E3])/SUM([.B2:.E3])" office:value-type="float" office:value="0.115555555555556" calcext:value-type="float">
            <text:p>0.115555555555556</text:p>
          </table:table-cell>
          <table:table-cell table:formula="of:=SUM([.E4])/SUM([.B4:.E4])" office:value-type="float" office:value="0.0486111111111111" calcext:value-type="float">
            <text:p>0.048611111111111</text:p>
          </table:table-cell>
          <table:table-cell table:formula="of:=SUM([.B4:.C4])/SUM([.B4:.E4])" office:value-type="float" office:value="0.3125" calcext:value-type="float">
            <text:p>0.3125</text:p>
          </table:table-cell>
          <table:table-cell table:formula="of:=SUM([.D5])/SUM([.B5:.E5])" office:value-type="float" office:value="0.0687022900763359" calcext:value-type="float">
            <text:p>0.068702290076336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3,3) Std(10,10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96" calcext:value-type="float">
            <text:p>1.96</text:p>
          </table:table-cell>
          <table:table-cell office:value-type="float" office:value="1.62" calcext:value-type="float">
            <text:p>1.62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8" calcext:value-type="float">
            <text:p>0.28</text:p>
          </table:table-cell>
          <table:table-cell office:value-type="float" office:value="0.76" calcext:value-type="float">
            <text:p>0.76</text:p>
          </table:table-cell>
          <table:table-cell office:value-type="float" office:value="1.58" calcext:value-type="float">
            <text:p>1.58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61" calcext:value-type="float">
            <text:p>0.61</text:p>
          </table:table-cell>
          <table:table-cell table:formula="of:=SUM([.D2:.E3])/SUM([.B2:.E3])" office:value-type="float" office:value="0.136563876651982" calcext:value-type="float">
            <text:p>0.136563876651982</text:p>
          </table:table-cell>
          <table:table-cell table:formula="of:=SUM([.E4])/SUM([.B4:.E4])" office:value-type="float" office:value="0.0774647887323944" calcext:value-type="float">
            <text:p>0.077464788732394</text:p>
          </table:table-cell>
          <table:table-cell table:formula="of:=SUM([.B4:.C4])/SUM([.B4:.E4])" office:value-type="float" office:value="0.366197183098592" calcext:value-type="float">
            <text:p>0.366197183098592</text:p>
          </table:table-cell>
          <table:table-cell table:formula="of:=SUM([.D5])/SUM([.B5:.E5])" office:value-type="float" office:value="0.0534351145038168" calcext:value-type="float">
            <text:p>0.053435114503817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3,3) Std(20,20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.58" calcext:value-type="float">
            <text:p>1.58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.42" calcext:value-type="float">
            <text:p>2.4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8" calcext:value-type="float">
            <text:p>0.58</text:p>
          </table:table-cell>
          <table:table-cell table:formula="of:=SUM([.D2:.E3])/SUM([.B2:.E3])" office:value-type="float" office:value="0.171428571428571" calcext:value-type="float">
            <text:p>0.171428571428571</text:p>
          </table:table-cell>
          <table:table-cell table:formula="of:=SUM([.E4])/SUM([.B4:.E4])" office:value-type="float" office:value="0.0152671755725191" calcext:value-type="float">
            <text:p>0.015267175572519</text:p>
          </table:table-cell>
          <table:table-cell table:formula="of:=SUM([.B4:.C4])/SUM([.B4:.E4])" office:value-type="float" office:value="0.381679389312977" calcext:value-type="float">
            <text:p>0.381679389312977</text:p>
          </table:table-cell>
          <table:table-cell table:formula="of:=SUM([.D5])/SUM([.B5:.E5])" office:value-type="float" office:value="0.0241935483870968" calcext:value-type="float">
            <text:p>0.024193548387097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3,3) Std(50,50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16" calcext:value-type="float">
            <text:p>1.16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3" calcext:value-type="float">
            <text:p>0.53</text:p>
          </table:table-cell>
          <table:table-cell table:formula="of:=SUM([.D2:.E3])/SUM([.B2:.E3])" office:value-type="float" office:value="0.209737827715356" calcext:value-type="float">
            <text:p>0.209737827715356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379032258064516" calcext:value-type="float">
            <text:p>0.379032258064516</text:p>
          </table:table-cell>
          <table:table-cell table:formula="of:=SUM([.D5])/SUM([.B5:.E5])" office:value-type="float" office:value="0" calcext:value-type="float">
            <text:p>0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5,5) Std(3,3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.5" calcext:value-type="float">
            <text:p>1.5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office:value-type="float" office:value="2.68" calcext:value-type="float">
            <text:p>2.6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6" calcext:value-type="float">
            <text:p>0.56</text:p>
          </table:table-cell>
          <table:table-cell table:formula="of:=SUM([.D2:.E3])/SUM([.B2:.E3])" office:value-type="float" office:value="0.161016949152542" calcext:value-type="float">
            <text:p>0.161016949152542</text:p>
          </table:table-cell>
          <table:table-cell table:formula="of:=SUM([.E4])/SUM([.B4:.E4])" office:value-type="float" office:value="0.0258620689655172" calcext:value-type="float">
            <text:p>0.025862068965517</text:p>
          </table:table-cell>
          <table:table-cell table:formula="of:=SUM([.B4:.C4])/SUM([.B4:.E4])" office:value-type="float" office:value="0.327586206896552" calcext:value-type="float">
            <text:p>0.327586206896552</text:p>
          </table:table-cell>
          <table:table-cell table:formula="of:=SUM([.D5])/SUM([.B5:.E5])" office:value-type="float" office:value="0.0810810810810811" calcext:value-type="float">
            <text:p>0.081081081081081</text:p>
          </table:table-cell>
          <table:table-cell table:formula="of:=SUM([.B5:.C5])/SUM([.B5:.E5])" office:value-type="float" office:value="0.0135135135135135" calcext:value-type="float">
            <text:p>0.013513513513514</text:p>
          </table:table-cell>
        </table:table-row>
      </table:table>
      <table:table table:name="EME(5,5) Std(5,5)" table:style-name="ta3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6" calcext:value-type="float">
            <text:p>1.6</text:p>
          </table:table-cell>
          <table:table-cell office:value-type="float" office:value="1.74" calcext:value-type="float">
            <text:p>1.7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74" calcext:value-type="float">
            <text:p>0.74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08" calcext:value-type="float">
            <text:p>0.08</text:p>
          </table:table-cell>
          <table:table-cell office:value-type="float" office:value="0.62" calcext:value-type="float">
            <text:p>0.62</text:p>
          </table:table-cell>
          <table:table-cell office:value-type="float" office:value="1.86" calcext:value-type="float">
            <text:p>1.86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82" calcext:value-type="float">
            <text:p>0.582</text:p>
          </table:table-cell>
          <table:table-cell table:formula="of:=SUM([.D2:.E3])/SUM([.B2:.E3])" office:value-type="float" office:value="0.1417004048583" calcext:value-type="float">
            <text:p>0.1417004048583</text:p>
          </table:table-cell>
          <table:table-cell table:formula="of:=SUM([.E4])/SUM([.B4:.E4])" office:value-type="float" office:value="0.0518518518518519" calcext:value-type="float">
            <text:p>0.051851851851852</text:p>
          </table:table-cell>
          <table:table-cell table:formula="of:=SUM([.B4:.C4])/SUM([.B4:.E4])" office:value-type="float" office:value="0.259259259259259" calcext:value-type="float">
            <text:p>0.259259259259259</text:p>
          </table:table-cell>
          <table:table-cell table:formula="of:=SUM([.D5])/SUM([.B5:.E5])" office:value-type="float" office:value="0.0677966101694915" calcext:value-type="float">
            <text:p>0.067796610169492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5,5) Std(10,10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74" calcext:value-type="float">
            <text:p>1.74</text:p>
          </table:table-cell>
          <table:table-cell office:value-type="float" office:value="1.58" calcext:value-type="float">
            <text:p>1.58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4" calcext:value-type="float">
            <text:p>0.24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58" calcext:value-type="float">
            <text:p>2.5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604" calcext:value-type="float">
            <text:p>0.604</text:p>
          </table:table-cell>
          <table:table-cell table:formula="of:=SUM([.D2:.E3])/SUM([.B2:.E3])" office:value-type="float" office:value="0.13215859030837" calcext:value-type="float">
            <text:p>0.13215859030837</text:p>
          </table:table-cell>
          <table:table-cell table:formula="of:=SUM([.E4])/SUM([.B4:.E4])" office:value-type="float" office:value="0.0149253731343284" calcext:value-type="float">
            <text:p>0.014925373134328</text:p>
          </table:table-cell>
          <table:table-cell table:formula="of:=SUM([.B4:.C4])/SUM([.B4:.E4])" office:value-type="float" office:value="0.388059701492537" calcext:value-type="float">
            <text:p>0.388059701492537</text:p>
          </table:table-cell>
          <table:table-cell table:formula="of:=SUM([.D5])/SUM([.B5:.E5])" office:value-type="float" office:value="0.0719424460431655" calcext:value-type="float">
            <text:p>0.071942446043166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5,5) Std(20,20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float" office:value="1.42" calcext:value-type="float">
            <text:p>1.4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58" calcext:value-type="float">
            <text:p>2.5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64" calcext:value-type="float">
            <text:p>0.564</text:p>
          </table:table-cell>
          <table:table-cell table:formula="of:=SUM([.D2:.E3])/SUM([.B2:.E3])" office:value-type="float" office:value="0.164609053497942" calcext:value-type="float">
            <text:p>0.164609053497942</text:p>
          </table:table-cell>
          <table:table-cell table:formula="of:=SUM([.E4])/SUM([.B4:.E4])" office:value-type="float" office:value="0.0338983050847458" calcext:value-type="float">
            <text:p>0.033898305084746</text:p>
          </table:table-cell>
          <table:table-cell table:formula="of:=SUM([.B4:.C4])/SUM([.B4:.E4])" office:value-type="float" office:value="0.364406779661017" calcext:value-type="float">
            <text:p>0.364406779661017</text:p>
          </table:table-cell>
          <table:table-cell table:formula="of:=SUM([.D5])/SUM([.B5:.E5])" office:value-type="float" office:value="0.0719424460431655" calcext:value-type="float">
            <text:p>0.071942446043166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10,10) Std(3,3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62" calcext:value-type="float">
            <text:p>0.62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2.38" calcext:value-type="float">
            <text:p>2.3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56" calcext:value-type="float">
            <text:p>0.556</text:p>
          </table:table-cell>
          <table:table-cell table:formula="of:=SUM([.D2:.E3])/SUM([.B2:.E3])" office:value-type="float" office:value="0.167400881057269" calcext:value-type="float">
            <text:p>0.167400881057269</text:p>
          </table:table-cell>
          <table:table-cell table:formula="of:=SUM([.E4])/SUM([.B4:.E4])" office:value-type="float" office:value="0.0827067669172932" calcext:value-type="float">
            <text:p>0.082706766917293</text:p>
          </table:table-cell>
          <table:table-cell table:formula="of:=SUM([.B4:.C4])/SUM([.B4:.E4])" office:value-type="float" office:value="0.360902255639098" calcext:value-type="float">
            <text:p>0.360902255639098</text:p>
          </table:table-cell>
          <table:table-cell table:formula="of:=SUM([.D5])/SUM([.B5:.E5])" office:value-type="float" office:value="0.0857142857142857" calcext:value-type="float">
            <text:p>0.085714285714286</text:p>
          </table:table-cell>
          <table:table-cell table:formula="of:=SUM([.B5:.C5])/SUM([.B5:.E5])" office:value-type="float" office:value="0.0642857142857143" calcext:value-type="float">
            <text:p>0.064285714285714</text:p>
          </table:table-cell>
        </table:table-row>
      </table:table>
      <table:table table:name="EME(10,10) Std(5,5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76" calcext:value-type="float">
            <text:p>1.76</text:p>
          </table:table-cell>
          <table:table-cell office:value-type="float" office:value="1.8" calcext:value-type="float">
            <text:p>1.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1.42" calcext:value-type="float">
            <text:p>1.42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68" calcext:value-type="float">
            <text:p>0.568</text:p>
          </table:table-cell>
          <table:table-cell table:formula="of:=SUM([.D2:.E3])/SUM([.B2:.E3])" office:value-type="float" office:value="0.130801687763713" calcext:value-type="float">
            <text:p>0.130801687763713</text:p>
          </table:table-cell>
          <table:table-cell table:formula="of:=SUM([.E4])/SUM([.B4:.E4])" office:value-type="float" office:value="0.1" calcext:value-type="float">
            <text:p>0.1</text:p>
          </table:table-cell>
          <table:table-cell table:formula="of:=SUM([.B4:.C4])/SUM([.B4:.E4])" office:value-type="float" office:value="0.308333333333333" calcext:value-type="float">
            <text:p>0.308333333333333</text:p>
          </table:table-cell>
          <table:table-cell table:formula="of:=SUM([.D5])/SUM([.B5:.E5])" office:value-type="float" office:value="0.0979020979020979" calcext:value-type="float">
            <text:p>0.097902097902098</text:p>
          </table:table-cell>
          <table:table-cell table:formula="of:=SUM([.B5:.C5])/SUM([.B5:.E5])" office:value-type="float" office:value="0.048951048951049" calcext:value-type="float">
            <text:p>0.048951048951049</text:p>
          </table:table-cell>
        </table:table-row>
      </table:table>
      <table:table table:name="EME(10,10) Std(20,20)" table:style-name="ta3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72" calcext:value-type="float">
            <text:p>1.72</text:p>
          </table:table-cell>
          <table:table-cell office:value-type="float" office:value="1.78" calcext:value-type="float">
            <text:p>1.7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08" calcext:value-type="float">
            <text:p>0.08</text:p>
          </table:table-cell>
          <table:table-cell office:value-type="float" office:value="0.56" calcext:value-type="float">
            <text:p>0.56</text:p>
          </table:table-cell>
          <table:table-cell office:value-type="float" office:value="1.76" calcext:value-type="float">
            <text:p>1.76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.06" calcext:value-type="float">
            <text:p>2.0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72" calcext:value-type="float">
            <text:p>0.572</text:p>
          </table:table-cell>
          <table:table-cell table:formula="of:=SUM([.D2:.E3])/SUM([.B2:.E3])" office:value-type="float" office:value="0.176470588235294" calcext:value-type="float">
            <text:p>0.176470588235294</text:p>
          </table:table-cell>
          <table:table-cell table:formula="of:=SUM([.E4])/SUM([.B4:.E4])" office:value-type="float" office:value="0.0163934426229508" calcext:value-type="float">
            <text:p>0.016393442622951</text:p>
          </table:table-cell>
          <table:table-cell table:formula="of:=SUM([.B4:.C4])/SUM([.B4:.E4])" office:value-type="float" office:value="0.262295081967213" calcext:value-type="float">
            <text:p>0.262295081967213</text:p>
          </table:table-cell>
          <table:table-cell table:formula="of:=SUM([.D5])/SUM([.B5:.E5])" office:value-type="float" office:value="0.0283018867924528" calcext:value-type="float">
            <text:p>0.028301886792453</text:p>
          </table:table-cell>
          <table:table-cell table:formula="of:=SUM([.B5:.C5])/SUM([.B5:.E5])" office:value-type="float" office:value="0" calcext:value-type="float">
            <text:p>0</text:p>
          </table:table-cell>
        </table:table-row>
      </table:table>
      <table:table table:name="EME(20,20) Std(5,5)" table:style-name="ta3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58" calcext:value-type="float">
            <text:p>1.58</text:p>
          </table:table-cell>
          <table:table-cell office:value-type="float" office:value="1.98" calcext:value-type="float">
            <text:p>1.98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04" calcext:value-type="float">
            <text:p>0.04</text:p>
          </table:table-cell>
          <table:table-cell office:value-type="float" office:value="0.44" calcext:value-type="float">
            <text:p>0.4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2.42" calcext:value-type="float">
            <text:p>2.4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74" calcext:value-type="float">
            <text:p>0.574</text:p>
          </table:table-cell>
          <table:table-cell table:formula="of:=SUM([.D2:.E3])/SUM([.B2:.E3])" office:value-type="float" office:value="0.137931034482759" calcext:value-type="float">
            <text:p>0.137931034482759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230769230769231" calcext:value-type="float">
            <text:p>0.230769230769231</text:p>
          </table:table-cell>
          <table:table-cell table:formula="of:=SUM([.D5])/SUM([.B5:.E5])" office:value-type="float" office:value="0.0518518518518519" calcext:value-type="float">
            <text:p>0.051851851851852</text:p>
          </table:table-cell>
          <table:table-cell table:formula="of:=SUM([.B5:.C5])/SUM([.B5:.E5])" office:value-type="float" office:value="0.0518518518518519" calcext:value-type="float">
            <text:p>0.051851851851852</text:p>
          </table:table-cell>
        </table:table-row>
      </table:table>
      <table:table table:name="EME(20,20) Std(20,20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48" calcext:value-type="float">
            <text:p>1.48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76" calcext:value-type="float">
            <text:p>0.76</text:p>
          </table:table-cell>
          <table:table-cell office:value-type="float" office:value="0.06" calcext:value-type="float">
            <text:p>0.06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16" calcext:value-type="float">
            <text:p>0.16</text:p>
          </table:table-cell>
          <table:table-cell office:value-type="float" office:value="0.46" calcext:value-type="float">
            <text:p>0.4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4" calcext:value-type="float">
            <text:p>0.54</text:p>
          </table:table-cell>
          <table:table-cell table:formula="of:=SUM([.D2:.E3])/SUM([.B2:.E3])" office:value-type="float" office:value="0.232209737827715" calcext:value-type="float">
            <text:p>0.232209737827715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292452830188679" calcext:value-type="float">
            <text:p>0.292452830188679</text:p>
          </table:table-cell>
          <table:table-cell table:formula="of:=SUM([.D5])/SUM([.B5:.E5])" office:value-type="float" office:value="0.015748031496063" calcext:value-type="float">
            <text:p>0.015748031496063</text:p>
          </table:table-cell>
          <table:table-cell table:formula="of:=SUM([.B5:.C5])/SUM([.B5:.E5])" office:value-type="float" office:value="0.0551181102362205" calcext:value-type="float">
            <text:p>0.055118110236221</text:p>
          </table:table-cell>
        </table:table-row>
      </table:table>
      <table:table table:name="EME(20,20) Std(50,50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26" calcext:value-type="float">
            <text:p>1.26</text:p>
          </table:table-cell>
          <table:table-cell office:value-type="float" office:value="1.34" calcext:value-type="float">
            <text:p>1.3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1.16" calcext:value-type="float">
            <text:p>1.16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18" calcext:value-type="float">
            <text:p>0.18</text:p>
          </table:table-cell>
          <table:table-cell office:value-type="float" office:value="0.64" calcext:value-type="float">
            <text:p>0.6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66" calcext:value-type="float">
            <text:p>0.566</text:p>
          </table:table-cell>
          <table:table-cell table:formula="of:=SUM([.D2:.E3])/SUM([.B2:.E3])" office:value-type="float" office:value="0.192" calcext:value-type="float">
            <text:p>0.192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330645161290323" calcext:value-type="float">
            <text:p>0.330645161290323</text:p>
          </table:table-cell>
          <table:table-cell table:formula="of:=SUM([.D5])/SUM([.B5:.E5])" office:value-type="float" office:value="0" calcext:value-type="float">
            <text:p>0</text:p>
          </table:table-cell>
          <table:table-cell table:formula="of:=SUM([.B5:.C5])/SUM([.B5:.E5])" office:value-type="float" office:value="0.0238095238095238" calcext:value-type="float">
            <text:p>0.023809523809524</text:p>
          </table:table-cell>
        </table:table-row>
      </table:table>
      <table:table table:name="EME(50,50) Std(3,3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1.62" calcext:value-type="float">
            <text:p>1.62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2.58" calcext:value-type="float">
            <text:p>2.5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64" calcext:value-type="float">
            <text:p>0.564</text:p>
          </table:table-cell>
          <table:table-cell table:formula="of:=SUM([.D2:.E3])/SUM([.B2:.E3])" office:value-type="float" office:value="0.169421487603306" calcext:value-type="float">
            <text:p>0.169421487603306</text:p>
          </table:table-cell>
          <table:table-cell table:formula="of:=SUM([.E4])/SUM([.B4:.E4])" office:value-type="float" office:value="0.0087719298245614" calcext:value-type="float">
            <text:p>0.008771929824561</text:p>
          </table:table-cell>
          <table:table-cell table:formula="of:=SUM([.B4:.C4])/SUM([.B4:.E4])" office:value-type="float" office:value="0.280701754385965" calcext:value-type="float">
            <text:p>0.280701754385965</text:p>
          </table:table-cell>
          <table:table-cell table:formula="of:=SUM([.D5])/SUM([.B5:.E5])" office:value-type="float" office:value="0.0347222222222222" calcext:value-type="float">
            <text:p>0.034722222222222</text:p>
          </table:table-cell>
          <table:table-cell table:formula="of:=SUM([.B5:.C5])/SUM([.B5:.E5])" office:value-type="float" office:value="0.0694444444444444" calcext:value-type="float">
            <text:p>0.069444444444445</text:p>
          </table:table-cell>
        </table:table-row>
      </table:table>
      <table:table table:name="EME(50,50) Std(5,5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52" calcext:value-type="float">
            <text:p>1.52</text:p>
          </table:table-cell>
          <table:table-cell office:value-type="float" office:value="1.94" calcext:value-type="float">
            <text:p>1.9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84" calcext:value-type="float">
            <text:p>0.84</text:p>
          </table:table-cell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46" calcext:value-type="float">
            <text:p>2.4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7" calcext:value-type="float">
            <text:p>0.57</text:p>
          </table:table-cell>
          <table:table-cell table:formula="of:=SUM([.D2:.E3])/SUM([.B2:.E3])" office:value-type="float" office:value="0.162878787878788" calcext:value-type="float">
            <text:p>0.162878787878788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279279279279279" calcext:value-type="float">
            <text:p>0.279279279279279</text:p>
          </table:table-cell>
          <table:table-cell table:formula="of:=SUM([.D5])/SUM([.B5:.E5])" office:value-type="float" office:value="0.008" calcext:value-type="float">
            <text:p>0.008</text:p>
          </table:table-cell>
          <table:table-cell table:formula="of:=SUM([.B5:.C5])/SUM([.B5:.E5])" office:value-type="float" office:value="0.008" calcext:value-type="float">
            <text:p>0.008</text:p>
          </table:table-cell>
        </table:table-row>
      </table:table>
      <table:table table:name="EME(50,50) Std(10,10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32" calcext:value-type="float">
            <text:p>1.32</text:p>
          </table:table-cell>
          <table:table-cell office:value-type="float" office:value="2.04" calcext:value-type="float">
            <text:p>2.04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6" calcext:value-type="float">
            <text:p>0.26</text:p>
          </table:table-cell>
          <table:table-cell office:value-type="float" office:value="0.54" calcext:value-type="float">
            <text:p>0.5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62" calcext:value-type="float">
            <text:p>0.562</text:p>
          </table:table-cell>
          <table:table-cell table:formula="of:=SUM([.D2:.E3])/SUM([.B2:.E3])" office:value-type="float" office:value="0.154761904761905" calcext:value-type="float">
            <text:p>0.154761904761905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333333333333333" calcext:value-type="float">
            <text:p>0.333333333333333</text:p>
          </table:table-cell>
          <table:table-cell table:formula="of:=SUM([.D5])/SUM([.B5:.E5])" office:value-type="float" office:value="0.0078125" calcext:value-type="float">
            <text:p>0.0078125</text:p>
          </table:table-cell>
          <table:table-cell table:formula="of:=SUM([.B5:.C5])/SUM([.B5:.E5])" office:value-type="float" office:value="0.015625" calcext:value-type="float">
            <text:p>0.015625</text:p>
          </table:table-cell>
        </table:table-row>
      </table:table>
      <table:table table:name="EME(50,50) Std(20,20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4" calcext:value-type="float">
            <text:p>1.4</text:p>
          </table:table-cell>
          <table:table-cell office:value-type="float" office:value="1.76" calcext:value-type="float">
            <text:p>1.7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82" calcext:value-type="float">
            <text:p>0.82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18" calcext:value-type="float">
            <text:p>0.18</text:p>
          </table:table-cell>
          <table:table-cell office:value-type="float" office:value="0.64" calcext:value-type="float">
            <text:p>0.6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38" calcext:value-type="float">
            <text:p>0.538</text:p>
          </table:table-cell>
          <table:table-cell table:formula="of:=SUM([.D2:.E3])/SUM([.B2:.E3])" office:value-type="float" office:value="0.201520912547529" calcext:value-type="float">
            <text:p>0.201520912547529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383177570093458" calcext:value-type="float">
            <text:p>0.383177570093458</text:p>
          </table:table-cell>
          <table:table-cell table:formula="of:=SUM([.D5])/SUM([.B5:.E5])" office:value-type="float" office:value="0.00769230769230769" calcext:value-type="float">
            <text:p>0.007692307692308</text:p>
          </table:table-cell>
          <table:table-cell table:formula="of:=SUM([.B5:.C5])/SUM([.B5:.E5])" office:value-type="float" office:value="0.0538461538461539" calcext:value-type="float">
            <text:p>0.053846153846154</text:p>
          </table:table-cell>
        </table:table-row>
      </table:table>
      <table:table table:name="EME(20,20) Std(10,10)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0.74" calcext:value-type="float">
            <text:p>0.74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94" calcext:value-type="float">
            <text:p>0.594</text:p>
          </table:table-cell>
          <table:table-cell table:formula="of:=SUM([.D2:.E3])/SUM([.B2:.E3])" office:value-type="float" office:value="0.131868131868132" calcext:value-type="float">
            <text:p>0.131868131868132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307692307692308" calcext:value-type="float">
            <text:p>0.307692307692308</text:p>
          </table:table-cell>
          <table:table-cell table:formula="of:=SUM([.D5])/SUM([.B5:.E5])" office:value-type="float" office:value="0" calcext:value-type="float">
            <text:p>0</text:p>
          </table:table-cell>
          <table:table-cell table:formula="of:=SUM([.B5:.C5])/SUM([.B5:.E5])" office:value-type="float" office:value="0.024390243902439" calcext:value-type="float">
            <text:p>0.024390243902439</text:p>
          </table:table-cell>
        </table:table-row>
      </table:table>
      <table:table table:name="EME(50,50) Std(50,50)" table:style-name="ta4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</text:p>
          </table:table-cell>
          <table:table-cell office:value-type="string" calcext:value-type="string">
            <text:p><text:s/>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  <table:table-cell/>
        </table:table-row>
        <table:table-row table:style-name="ro1">
          <table:table-cell office:value-type="string" calcext:value-type="string">
            <text:p>Péssimo</text:p>
          </table:table-cell>
          <table:table-cell office:value-type="float" office:value="1.12" calcext:value-type="float">
            <text:p>1.12</text:p>
          </table:table-cell>
          <table:table-cell office:value-type="float" office:value="1.56" calcext:value-type="float">
            <text:p>1.5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m</text:p>
          </table:table-cell>
          <table:table-cell office:value-type="float" office:value="1.22" calcext:value-type="float">
            <text:p>1.22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36" calcext:value-type="float">
            <text:p>0.36</text:p>
          </table:table-cell>
          <table:table-cell office:value-type="float" office:value="0.52" calcext:value-type="float">
            <text:p>0.5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Falsa emergencia</text:p>
          </table:table-cell>
          <table:table-cell office:value-type="string" calcext:value-type="string">
            <text:p>Alarme Falso</text:p>
          </table:table-cell>
          <table:table-cell office:value-type="string" calcext:value-type="string">
            <text:p>Alarme Falso(Pior caso)</text:p>
          </table:table-cell>
          <table:table-cell office:value-type="string" calcext:value-type="string">
            <text:p>Falsa Segurança</text:p>
          </table:table-cell>
          <table:table-cell office:value-type="string" calcext:value-type="string">
            <text:p>Falsa Segurança(Pior caso)</text:p>
          </table:table-cell>
        </table:table-row>
        <table:table-row table:style-name="ro1">
          <table:table-cell table:formula="of:=SUM([.B2];[.C3];[.D4];[.E5])/SUM([.B2:.E5])" office:value-type="float" office:value="0.532" calcext:value-type="float">
            <text:p>0.532</text:p>
          </table:table-cell>
          <table:table-cell table:formula="of:=SUM([.D2:.E3])/SUM([.B2:.E3])" office:value-type="float" office:value="0.145228215767635" calcext:value-type="float">
            <text:p>0.145228215767635</text:p>
          </table:table-cell>
          <table:table-cell table:formula="of:=SUM([.E4])/SUM([.B4:.E4])" office:value-type="float" office:value="0" calcext:value-type="float">
            <text:p>0</text:p>
          </table:table-cell>
          <table:table-cell table:formula="of:=SUM([.B4:.C4])/SUM([.B4:.E4])" office:value-type="float" office:value="0.352" calcext:value-type="float">
            <text:p>0.352</text:p>
          </table:table-cell>
          <table:table-cell table:formula="of:=SUM([.D5])/SUM([.B5:.E5])" office:value-type="float" office:value="0.0149253731343284" calcext:value-type="float">
            <text:p>0.014925373134328</text:p>
          </table:table-cell>
          <table:table-cell table:formula="of:=SUM([.B5:.C5])/SUM([.B5:.E5])" office:value-type="float" office:value="0.104477611940299" calcext:value-type="float">
            <text:p>0.104477611940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12:57:34.502000000</meta:creation-date>
    <dc:date>2022-10-23T16:31:14.382000000</dc:date>
    <meta:editing-duration>PT2H20M25S</meta:editing-duration>
    <meta:editing-cycles>4</meta:editing-cycles>
    <meta:generator>Trio_Office/6.2.8.2$Windows_x86 LibreOffice_project/</meta:generator>
    <meta:document-statistic meta:table-count="25" meta:cell-count="925" meta:object-count="0"/>
  </office:meta>
</office:document-meta>
</file>